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7085" officeooo:paragraph-rsid="0017708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ticed using SQL with python framework pandas to apply different SQL queries to import different tables and columns from netflix data set. This project helped me to analyze JOINS and different SQL quer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7T21:16:02.123120853</meta:creation-date>
    <dc:date>2019-04-27T21:20:32.592140251</dc:date>
    <meta:editing-duration>PT4M31S</meta:editing-duration>
    <meta:editing-cycles>2</meta:editing-cycles>
    <meta:generator>LibreOffice/6.0.7.3$Linux_X86_64 LibreOffice_project/00m0$Build-3</meta:generator>
    <meta:document-statistic meta:table-count="0" meta:image-count="0" meta:object-count="0" meta:page-count="1" meta:paragraph-count="1" meta:word-count="33" meta:character-count="208" meta:non-whitespace-character-count="176"/>
  </office:meta>
</office:document-meta>
</file>